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office:value-type="date" office:date-value="2020-01-24">
            <text:p>24.01.20</text:p>
          </table:table-cell>
          <table:table-cell office:value-type="string">
            <text:p>Created a presentation for our project</text:p>
          </table:table-cell>
          <table:table-cell table:style-name="ce5" office:value-type="time" office:time-value="PT09H00M00S">
            <text:p>09:00</text:p>
          </table:table-cell>
        </table:table-row>
        <table:table-row table:style-name="ro1">
          <table:table-cell/>
          <table:table-cell office:value-type="date" office:date-value="2020-01-22">
            <text:p>22.01.20</text:p>
          </table:table-cell>
          <table:table-cell office:value-type="string">
            <text:p>Fixed typos, dead links and checked on recently published articles where I also rephrased some sentences for readability purposes.</text:p>
          </table:table-cell>
          <table:table-cell table:style-name="ce5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21">
            <text:p>21.01.20</text:p>
          </table:table-cell>
          <table:table-cell office:value-type="string">
            <text:p>Fixed some dead links; added missing documents; restructured the page in a way such that one can see who did the initial drafts and who did the peer-reviewing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1">
          <table:table-cell/>
          <table:table-cell office:value-type="date" office:date-value="2020-01-21">
            <text:p>21.01.20</text:p>
          </table:table-cell>
          <table:table-cell office:value-type="string">
            <text:p>Assisted Daniela with correcting her draft on Astrid Staufer, done some major corrections; created a corresponding page for her</text:p>
          </table:table-cell>
          <table:table-cell table:style-name="ce5" office:value-type="time" office:time-value="PT05H00M00S">
            <text:p>05:00</text:p>
          </table:table-cell>
        </table:table-row>
        <table:table-row table:style-name="ro1">
          <table:table-cell/>
          <table:table-cell office:value-type="date" office:date-value="2020-01-20">
            <text:p>20.01.20</text:p>
          </table:table-cell>
          <table:table-cell office:value-type="string">
            <text:p>Assisted Vasilena with correcting her draft on Agata Ciabattoni, done some major corrections and additions to the draft article; created a page for Ciabattoni and linked all articles there; also invested some time in planning out a restructuring of our pages to make it easier to understand who created the drafts and who peer-reviewed them</text:p>
          </table:table-cell>
          <table:table-cell table:style-name="ce5" office:value-type="time" office:time-value="PT06H00M00S">
            <text:p>06:00</text:p>
          </table:table-cell>
        </table:table-row>
        <table:table-row table:style-name="ro1">
          <table:table-cell/>
          <table:table-cell office:value-type="date" office:date-value="2020-01-10">
            <text:p>10.01.20</text:p>
          </table:table-cell>
          <table:table-cell table:style-name="Default" office:value-type="string">
            <text:p>Meetup with lecturers</text:p>
          </table:table-cell>
          <table:table-cell table:style-name="ce5" office:value-type="time" office:time-value="PT00H45M00S">
            <text:p>00:45</text:p>
          </table:table-cell>
        </table:table-row>
        <table:table-row table:style-name="ro1">
          <table:table-cell/>
          <table:table-cell office:value-type="date" office:date-value="2020-01-06">
            <text:p>06.01.20</text:p>
          </table:table-cell>
          <table:table-cell office:value-type="string">
            <text:p>Assisted Eva with correcting her draft on Sabine Theresia Köszegi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03">
            <text:p>03.01.20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1H30M00S">
            <text:p>01:30</text:p>
          </table:table-cell>
        </table:table-row>
        <table:table-row table:style-name="ro2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5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2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9">
            <text:p>29.11.19</text:p>
          </table:table-cell>
          <table:table-cell table:style-name="Default" office:value-type="string">
            <text:p>Meetup with lecturers</text:p>
          </table:table-cell>
          <table:table-cell office:value-type="time" office:time-value="PT00H25M00S">
            <text:p>00:25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3" office:value-type="date" office:date-value="2019-11-19">
            <text:p>19.11.19</text:p>
          </table:table-cell>
          <table:table-cell table:style-name="Default" office:value-type="string">
            <text:p>Meetup with lecturers</text:p>
          </table:table-cell>
          <table:table-cell office:value-type="time" office:time-value="PT01H35M00S">
            <text:p>01:35</text:p>
          </table:table-cell>
        </table:table-row>
        <table:table-row table:style-name="ro1">
          <table:table-cell/>
          <table:table-cell table:style-name="ce3" office:value-type="date" office:date-value="2019-11-08">
            <text:p>08.11.19</text:p>
          </table:table-cell>
          <table:table-cell table:style-name="Default" office:value-type="string">
            <text:p>Meetup with lecturers</text:p>
          </table:table-cell>
          <table:table-cell office:value-type="time" office:time-value="PT00H45M00S">
            <text:p>00:45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3:.D23])" office:value-type="time" office:time-value="PT52H00M00S">
            <text:p>52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24.01.2020</text:date>, <text:time>00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24T00:07:43.05</dc:date>
    <meta:editing-duration>PT48M45S</meta:editing-duration>
    <meta:editing-cycles>28</meta:editing-cycles>
    <meta:generator>OpenOffice/4.1.7$Win32 OpenOffice.org_project/417m1$Build-9800</meta:generator>
    <dc:creator>Mohammad Zandpour</dc:creator>
    <meta:document-statistic meta:table-count="3" meta:cell-count="68" meta:object-count="0"/>
  </office:meta>
</office:document-meta>
</file>